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333333" fo:font-size="15pt" fo:font-weight="bold" fo:background-color="#ffffff" style:font-size-asian="15pt" style:font-weight-asian="bold" style:font-size-complex="15pt"/>
    </style:style>
    <style:style style:name="P2" style:family="paragraph" style:parent-style-name="Standard">
      <style:text-properties fo:color="#333333" fo:font-size="15pt" fo:font-weight="bold" officeooo:paragraph-rsid="0005d9c8" fo:background-color="#ffffff" style:font-size-asian="15pt" style:font-weight-asian="bold" style:font-size-complex="15pt"/>
    </style:style>
    <style:style style:name="P3" style:family="paragraph" style:parent-style-name="Standard">
      <style:text-properties fo:color="#333333" fo:font-size="20pt" fo:font-weight="bold" fo:background-color="#ffffff" style:font-size-asian="20pt" style:font-weight-asian="bold" style:font-size-complex="20pt"/>
    </style:style>
    <style:style style:name="P4" style:family="paragraph" style:parent-style-name="Standard">
      <style:text-properties fo:color="#0066b3" fo:font-size="20pt" fo:font-weight="bold" fo:background-color="#ffffff" style:font-size-asian="20pt" style:font-weight-asian="bold" style:font-size-complex="20pt"/>
    </style:style>
    <style:style style:name="P5" style:family="paragraph" style:parent-style-name="Standard">
      <style:text-properties fo:color="#6a1816" fo:font-size="18pt" fo:font-weight="bold" fo:background-color="#ffffff" style:font-size-asian="18pt" style:font-weight-asian="bold" style:font-size-complex="18pt"/>
    </style:style>
    <style:style style:name="P6" style:family="paragraph" style:parent-style-name="Standard">
      <style:text-properties fo:color="#111111" fo:font-size="18pt" fo:font-weight="bold" officeooo:paragraph-rsid="0005d9c8" fo:background-color="#ffffff" style:font-size-asian="18pt" style:font-weight-asian="bold" style:font-size-complex="18pt"/>
    </style:style>
    <style:style style:name="P7" style:family="paragraph" style:parent-style-name="Standard">
      <style:text-properties fo:color="#1c3687" fo:font-size="20pt" style:text-underline-style="solid" style:text-underline-width="auto" style:text-underline-color="font-color" fo:font-weight="bold" fo:background-color="#ffffff" style:font-size-asian="20pt" style:font-weight-asian="bold" style:font-size-complex="20pt"/>
    </style:style>
    <style:style style:name="P8" style:family="paragraph" style:parent-style-name="Standard">
      <style:text-properties fo:color="#8f187c" fo:font-size="16pt" fo:font-weight="bold" fo:background-color="#ffffff" style:font-size-asian="16pt" style:font-weight-asian="bold" style:font-size-complex="16pt"/>
    </style:style>
    <style:style style:name="P9" style:family="paragraph" style:parent-style-name="Standard">
      <style:text-properties fo:color="#00a65d" fo:font-size="16pt" fo:font-style="italic" style:text-underline-style="solid" style:text-underline-width="auto" style:text-underline-color="font-color" fo:font-weight="normal" officeooo:rsid="0006d0d0" officeooo:paragraph-rsid="001323f4" fo:background-color="#ffffff" style:font-size-asian="16pt" style:font-style-asian="italic" style:font-weight-asian="normal" style:font-size-complex="16pt" style:font-style-complex="italic" style:font-weight-complex="normal"/>
    </style:style>
    <style:style style:name="P10" style:family="paragraph" style:parent-style-name="Standard">
      <style:text-properties fo:color="#333333" fo:font-size="18pt" fo:font-weight="bold" officeooo:paragraph-rsid="001df32c" fo:background-color="#ffffff" style:font-size-asian="18pt" style:font-weight-asian="bold" style:font-size-complex="18pt"/>
    </style:style>
    <style:style style:name="P11" style:family="paragraph" style:parent-style-name="Standard">
      <style:text-properties fo:color="#333333" fo:font-size="18pt" fo:font-weight="bold" officeooo:paragraph-rsid="002046bb" fo:background-color="#ffffff" style:font-size-asian="18pt" style:font-weight-asian="bold" style:font-size-complex="18pt"/>
    </style:style>
    <style:style style:name="P12" style:family="paragraph" style:parent-style-name="Standard">
      <style:text-properties fo:font-variant="normal" fo:text-transform="none" fo:color="#333333" style:font-name="arial" fo:font-size="15pt" fo:letter-spacing="normal" fo:font-style="normal" fo:font-weight="bold" officeooo:rsid="00137369" officeooo:paragraph-rsid="00137369" fo:background-color="#ffffff" style:font-size-asian="15pt" style:font-weight-asian="bold" style:font-size-complex="15pt"/>
    </style:style>
    <style:style style:name="P13" style:family="paragraph" style:parent-style-name="Standard">
      <style:text-properties fo:color="#8f187c" fo:font-size="16pt" fo:font-weight="bold" officeooo:rsid="00137369" officeooo:paragraph-rsid="00137369" fo:background-color="#ffffff" style:font-size-asian="16pt" style:font-weight-asian="bold" style:font-size-complex="16pt"/>
    </style:style>
    <style:style style:name="P14" style:family="paragraph" style:parent-style-name="Standard">
      <style:text-properties fo:color="#000000" fo:font-size="14pt" fo:font-style="italic" fo:font-weight="normal" officeooo:rsid="002332f5" officeooo:paragraph-rsid="002332f5" fo:background-color="#ffffff" style:font-size-asian="14pt" style:font-style-asian="italic" style:font-weight-asian="normal" style:font-size-complex="14pt" style:font-style-complex="italic" style:font-weight-complex="normal"/>
    </style:style>
    <style:style style:name="P15" style:family="paragraph" style:parent-style-name="Standard">
      <style:text-properties fo:color="#009353" fo:font-size="20pt" style:text-underline-style="solid" style:text-underline-width="auto" style:text-underline-color="font-color" fo:font-weight="bold" fo:background-color="#ffffff" style:font-size-asian="20pt" style:font-weight-asian="bold" style:font-size-complex="20pt"/>
    </style:style>
    <style:style style:name="P16" style:family="paragraph" style:parent-style-name="Standard">
      <style:text-properties fo:color="#009353" fo:font-size="14pt" style:text-underline-style="solid" style:text-underline-width="auto" style:text-underline-color="font-color" fo:font-weight="normal" officeooo:rsid="0015d853" officeooo:paragraph-rsid="00183857" fo:background-color="#ffffff" style:font-size-asian="14pt" style:font-weight-asian="normal" style:font-size-complex="14pt" style:font-weight-complex="normal"/>
    </style:style>
    <style:style style:name="P17" style:family="paragraph" style:parent-style-name="Standard">
      <style:text-properties fo:color="#009353" fo:font-size="14pt" style:text-underline-style="solid" style:text-underline-width="auto" style:text-underline-color="font-color" fo:font-weight="normal" officeooo:rsid="0015d853" officeooo:paragraph-rsid="0019aff9" fo:background-color="#ffffff" style:font-size-asian="14pt" style:font-weight-asian="normal" style:font-size-complex="14pt" style:font-weight-complex="normal"/>
    </style:style>
    <style:style style:name="P18" style:family="paragraph" style:parent-style-name="Standard">
      <style:text-properties fo:color="#009353" fo:font-size="14pt" style:text-underline-style="solid" style:text-underline-width="auto" style:text-underline-color="font-color" fo:font-weight="normal" officeooo:rsid="001df32c" officeooo:paragraph-rsid="001df32c" fo:background-color="#ffffff" style:font-size-asian="14pt" style:font-weight-asian="normal" style:font-size-complex="14pt" style:font-weight-complex="normal"/>
    </style:style>
    <style:style style:name="P19" style:family="paragraph" style:parent-style-name="Standard">
      <style:text-properties fo:color="#407927" fo:font-size="20pt" style:text-underline-style="solid" style:text-underline-width="auto" style:text-underline-color="font-color" fo:font-weight="bold" officeooo:rsid="00183857" officeooo:paragraph-rsid="00183857" fo:background-color="#ffffff" style:font-size-asian="20pt" style:font-weight-asian="bold" style:font-size-complex="20pt" style:font-weight-complex="bold"/>
    </style:style>
    <style:style style:name="P20" style:family="paragraph" style:parent-style-name="Standard">
      <style:text-properties fo:color="#407927" fo:font-size="14pt" style:text-underline-style="solid" style:text-underline-width="auto" style:text-underline-color="font-color" fo:font-weight="bold" officeooo:rsid="002332f5" officeooo:paragraph-rsid="002332f5" fo:background-color="#ffffff" style:font-size-asian="14pt" style:font-weight-asian="bold" style:font-size-complex="14pt" style:font-weight-complex="bold"/>
    </style:style>
    <style:style style:name="P21" style:family="paragraph" style:parent-style-name="Standard" style:master-page-name="Standard">
      <style:paragraph-properties style:page-number="auto"/>
      <style:text-properties officeooo:paragraph-rsid="00137369"/>
    </style:style>
    <style:style style:name="T1" style:family="text">
      <style:text-properties fo:color="#000000" fo:font-size="14pt" fo:font-style="italic" fo:font-weight="normal" officeooo:rsid="001df32c" style:font-size-asian="14pt" style:font-style-asian="italic" style:font-weight-asian="normal" style:font-size-complex="14pt" style:font-style-complex="italic" style:font-weight-complex="normal"/>
    </style:style>
    <style:style style:name="T2" style:family="text">
      <style:text-properties fo:color="#000000" fo:font-size="14pt" fo:font-style="normal" style:text-underline-style="none" fo:font-weight="normal" officeooo:rsid="001df32c" style:font-size-asian="14pt" style:font-style-asian="normal" style:font-weight-asian="normal" style:font-size-complex="14pt" style:font-style-complex="normal" style:font-weight-complex="normal"/>
    </style:style>
    <style:style style:name="T3" style:family="text">
      <style:text-properties fo:color="#000000" fo:font-size="14pt" fo:font-style="normal" style:text-underline-style="none" fo:font-weight="normal" officeooo:rsid="001ecb8b" style:font-size-asian="14pt" style:font-style-asian="normal" style:font-weight-asian="normal" style:font-size-complex="14pt" style:font-style-complex="normal" style:font-weight-complex="normal"/>
    </style:style>
    <style:style style:name="T4" style:family="text">
      <style:text-properties fo:color="#000000" style:text-underline-style="none"/>
    </style:style>
    <style:style style:name="T5" style:family="text">
      <style:text-properties fo:color="#000000" style:text-underline-style="none" officeooo:rsid="0017629b"/>
    </style:style>
    <style:style style:name="T6" style:family="text">
      <style:text-properties fo:color="#000000" style:text-underline-style="none" officeooo:rsid="00183857"/>
    </style:style>
    <style:style style:name="T7" style:family="text">
      <style:text-properties fo:color="#000000" style:text-underline-style="none" officeooo:rsid="0019aff9"/>
    </style:style>
    <style:style style:name="T8" style:family="text">
      <style:text-properties fo:color="#000000" style:text-underline-style="none" officeooo:rsid="001c086a"/>
    </style:style>
    <style:style style:name="T9" style:family="text">
      <style:text-properties fo:color="#000000" style:text-underline-style="none" officeooo:rsid="001df32c"/>
    </style:style>
    <style:style style:name="T10" style:family="text">
      <style:text-properties fo:color="#000000" style:text-underline-style="none" officeooo:rsid="002332f5"/>
    </style:style>
    <style:style style:name="T11" style:family="text">
      <style:text-properties fo:color="#000000" style:text-underline-style="none" officeooo:rsid="002460eb"/>
    </style:style>
    <style:style style:name="T12" style:family="text">
      <style:text-properties fo:font-weight="bold" style:font-weight-asian="bold"/>
    </style:style>
    <style:style style:name="T13" style:family="text">
      <style:text-properties fo:color="#006c3b" fo:font-size="24pt" fo:font-weight="bold" officeooo:rsid="00137369" fo:background-color="#ffffff" loext:char-shading-value="0" style:font-size-asian="24pt" style:font-weight-asian="bold" style:font-size-complex="24pt"/>
    </style:style>
    <style:style style:name="T14" style:family="text">
      <style:text-properties fo:color="#006c3b" fo:font-size="24pt" fo:font-weight="bold" officeooo:rsid="0015d853" fo:background-color="#ffffff" loext:char-shading-value="0" style:font-size-asian="24pt" style:font-weight-asian="bold" style:font-size-complex="24pt"/>
    </style:style>
    <style:style style:name="T15" style:family="text">
      <style:text-properties fo:font-variant="normal" fo:text-transform="none" fo:color="#333333" style:font-name="arial" fo:font-size="15pt" fo:letter-spacing="normal" fo:font-style="normal" style:font-size-asian="15pt" style:font-size-complex="15pt"/>
    </style:style>
    <style:style style:name="T16" style:family="text">
      <style:text-properties fo:font-variant="normal" fo:text-transform="none" fo:color="#333333" style:font-name="arial" fo:font-size="15pt" fo:letter-spacing="normal" fo:font-style="normal" officeooo:rsid="0005d9c8" style:font-size-asian="15pt" style:font-size-complex="15pt"/>
    </style:style>
    <style:style style:name="T17" style:family="text">
      <style:text-properties officeooo:rsid="0014ea72"/>
    </style:style>
    <style:style style:name="T18" style:family="text">
      <style:text-properties style:text-underline-style="none"/>
    </style:style>
    <style:style style:name="T19" style:family="text">
      <style:text-properties officeooo:rsid="0017629b"/>
    </style:style>
    <style:style style:name="T20" style:family="text">
      <style:text-properties fo:color="#579835" fo:font-size="14pt" fo:font-style="italic" officeooo:rsid="001df32c" style:font-size-asian="14pt" style:font-style-asian="italic" style:font-size-complex="14pt"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2"><text:tab/><text:tab/><text:tab/></text:span><text:span text:style-name="T13">Enemy Detector Sh</text:span><text:span text:style-name="T14">o</text:span><text:span text:style-name="T13">oting Car </text:span></text:p>
      <text:p text:style-name="P4">Group Member</text:p>
      <text:p text:style-name="P4"/>
      <text:p text:style-name="P5">Name<text:tab/><text:tab/><text:tab/> <text:s text:c="25"/>Roll</text:p>
      <text:p text:style-name="P6"><text:span text:style-name="T16">Md. </text:span><text:span text:style-name="T15">Iftakher Ahmad </text:span><text:span text:style-name="T16"><text:tab/><text:tab/><text:tab/></text:span><text:span text:style-name="T15"> <text:s/></text:span><text:span text:style-name="T16">Ek-21</text:span></text:p>
      <text:p text:style-name="P2">Md. Rajib Hossain<text:tab/><text:tab/><text:tab/> <text:s text:c="11"/>FH-35</text:p>
      <text:p text:style-name="P12">Mridul Banik<text:tab/><text:tab/><text:tab/><text:tab/><text:tab/> <text:s/>JN-46</text:p>
      <text:p text:style-name="P1"/>
      <text:p text:style-name="P3"/>
      <text:p text:style-name="P7">Platform</text:p>
      <text:p text:style-name="P13">Arduino IDE</text:p>
      <text:p text:style-name="P8"/>
      <text:p text:style-name="P15"><text:span text:style-name="T17">Goal</text:span>:</text:p>
      <text:p text:style-name="P16"><text:span text:style-name="T4">The main purpose of ou</text:span><text:span text:style-name="T6">r</text:span><text:span text:style-name="T4"> project is to sho</text:span><text:span text:style-name="T6">o</text:span><text:span text:style-name="T4">t an enemy after detecting it. </text:span><text:span text:style-name="T6">It can be used as a demo project in defense sector. </text:span></text:p>
      <text:p text:style-name="P16"><text:span text:style-name="T5"/></text:p>
      <text:p text:style-name="P20"><text:span text:style-name="T19">A</text:span>pparatus<text:span text:style-name="T18">: </text:span></text:p>
      <text:p text:style-name="P20"><text:span text:style-name="T18"/></text:p>
      <text:p text:style-name="P20"><text:span text:style-name="T18">1. </text:span><text:span text:style-name="T4">DC motor</text:span></text:p>
      <text:p text:style-name="P20"><text:span text:style-name="T4">2. wheel</text:span></text:p>
      <text:p text:style-name="P20"><text:span text:style-name="T4">3. motor driver</text:span></text:p>
      <text:p text:style-name="P20"><text:span text:style-name="T4">4. arduino</text:span></text:p>
      <text:p text:style-name="P20"><text:span text:style-name="T4">5. transistor</text:span></text:p>
      <text:p text:style-name="P20"><text:span text:style-name="T4">6. battery</text:span></text:p>
      <text:p text:style-name="P20"><text:span text:style-name="T4">7. gear motor</text:span></text:p>
      <text:p text:style-name="P20"><text:span text:style-name="T4">8. sonar sensor</text:span></text:p>
      <text:p text:style-name="P20"><text:span text:style-name="T4">9. servo motor</text:span></text:p>
      <text:p text:style-name="P20"><text:span text:style-name="T4">10. bluetooth module</text:span></text:p>
      <text:p text:style-name="P20"><text:span text:style-name="T4">11. jumper wire</text:span></text:p>
      <text:p text:style-name="P20"><text:span text:style-name="T4">12. shooting gun</text:span></text:p>
      <text:p text:style-name="P20"><text:span text:style-name="T4">13. glue gun</text:span></text:p>
      <text:p text:style-name="P20"><text:span text:style-name="T4"/></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19"><text:soft-page-break/><text:span text:style-name="T17">P</text:span>rocedure:</text:p>
      <text:p text:style-name="P17"><text:span text:style-name="T5">To shoot an enemy <text:s/>it follows some roles such as it never shoot</text:span><text:span text:style-name="T6">s</text:span><text:span text:style-name="T5"> when it will found any motionless obstacles. </text:span><text:span text:style-name="T4">It only shoot when it will get moving object in front of this shooting car. <text:s/></text:span><text:span text:style-name="T6">I</text:span><text:span text:style-name="T5">t will also stop moving when it approaches to a hole. </text:span><text:span text:style-name="T6">As it is a remote control car, we can control the car using remote. </text:span><text:span text:style-name="T7">If we set the remote as right then the car will move on the right side. If we set the remote as left then the car will move on the left side. Thus the car can also move forward and backward when the remote is set forth and back simultaneously. The <text:s/>car </text:span><text:span text:style-name="T6">can also </text:span><text:span text:style-name="T7">be </text:span><text:span text:style-name="T6"><text:s/>control</text:span><text:span text:style-name="T7">led</text:span><text:span text:style-name="T6"> using voice. </text:span><text:span text:style-name="T7">If we say ‘left’ then the car will move to the left. If we say ‘right’ then the car will move to the right. Thus the car can also move to the forward and backward when we say ‘forward’ and ‘backward’ simultaneously. When the car move to the right , the right wheels speed will be less than the right that means the right wheels will slowly move and left wheels <text:s/>will move fast and when the car move to the left, the left wheels will slowly move and right wheels will move fast. When the car fin</text:span><text:span text:style-name="T8">d any obstacles in front then it will stop for a while. Then it will check whether the obstacles is motionless or movable. If the obstacle is motionless then it will check the left side as </text:span><text:span text:style-name="T9">if</text:span><text:span text:style-name="T8"> obstacle free. If </text:span><text:span text:style-name="T9">true then it will move to the left side. Otherwise it will move to the right side. Thus this procedure will continue and so on. </text:span><text:span text:style-name="T10">DC motor is used for running car wheels. it’s speed and direction are controlled by motor driver. Gear motor is used <text:s/>for triggering gun. A transistor is used for it’s switching logically from program. Bluetooth module is used for wireless communication with controlling device. </text:span><text:span text:style-name="T11">It’s RX and TX pin is connected with arduino’s TX and RX pin sequentially. Servo motor is used for moving one sonar sensor. </text:span></text:p>
      <text:p text:style-name="P17"><text:span text:style-name="T9"/></text:p>
      <text:p text:style-name="P18"><text:span text:style-name="T4">Special case: When the car find any hole, the car will stop and move to the free sided area. </text:span></text:p>
      <text:p text:style-name="P9"/>
      <text:p text:style-name="P14"/>
      <text:p text:style-name="P10"><text:span text:style-name="Internet_20_link"><text:span text:style-name="T20">Limitations</text:span></text:span><text:span text:style-name="Internet_20_link"><text:span text:style-name="T1">: </text:span></text:span></text:p>
      <text:p text:style-name="P11"><text:span text:style-name="Internet_20_link"><text:span text:style-name="T2">This shooting car will not move at low power supply.</text:span></text:span></text:p>
      <text:p text:style-name="P11"><text:span text:style-name="Internet_20_link"><text:span text:style-name="T3">Shooting <text:s/>accuracy may <text:s/>be erroneous.</text:span></text:span></text:p>
      <text:p text:style-name="P11"><text:span text:style-name="Internet_20_link"><text:span text:style-name="T3">The bullet are loaded as manual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00:39:50.698523412</meta:creation-date>
    <dc:date>2019-04-27T05:39:21.061528145</dc:date>
    <meta:editing-duration>PT6M1S</meta:editing-duration>
    <meta:editing-cycles>4</meta:editing-cycles>
    <meta:generator>LibreOffice/5.4.6.2$Linux_X86_64 LibreOffice_project/40m0$Build-2</meta:generator>
    <meta:document-statistic meta:table-count="0" meta:image-count="0" meta:object-count="0" meta:page-count="2" meta:paragraph-count="31" meta:word-count="473" meta:character-count="2576" meta:non-whitespace-character-count="2064"/>
  </office:meta>
</office:document-meta>
</file>